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ayout.getViewpor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ayout.constrainExtent( int extent , LengthRangeProperty range , Length contextExt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mageLayout.doLayout(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ImageLayout.isCli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ayout.getPla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ayout.adjustContentSize( final int cwidth , final int cheight , Dimension defaultSiz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mageLayout.ImageLayout( GraphicsProperties props , PercentBaseContext percentBaseContext , Dimension intrinsic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mageLayout.constrain( Dimension 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mageLayout.getIntrinsic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ayout.computeYOffset( int bpd , int cheigh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mageLayout.computeXOffset( int ipd , int cwid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